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101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iczba procesow</text:p>
          </table:table-cell>
          <table:table-cell office:value-type="string" calcext:value-type="string">
            <text:p>cz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8075037002563" calcext:value-type="float">
            <text:p>2.68075037002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327552318573" calcext:value-type="float">
            <text:p>2.43275523185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071261882782" calcext:value-type="float">
            <text:p>2.40712618827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85115528106689" calcext:value-type="float">
            <text:p>2.851155281066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3103378245522" calcext:value-type="float">
            <text:p>3.31033782455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6640648841858" calcext:value-type="float">
            <text:p>4.066406488418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8521495635632" calcext:value-type="float">
            <text:p>4.8521495635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3T15:42:09.305488435</meta:creation-date>
    <dc:date>2023-04-03T15:45:52.054893826</dc:date>
    <meta:editing-duration>PT3M42S</meta:editing-duration>
    <meta:editing-cycles>4</meta:editing-cycles>
    <meta:generator>LibreOffice/6.1.2.1$Linux_X86_64 LibreOffice_project/65905a128db06ba48db947242809d14d3f9a93fe</meta:generator>
    <meta:document-statistic meta:table-count="1" meta:cell-count="16" meta:object-count="0"/>
  </office:meta>
</office:document-meta>
</file>